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>
      <style:text-properties fo:language="en" fo:country="US"/>
    </style:style>
    <style:style style:name="P3" style:parent-style-name="Listenabsatz" style:list-style-name="LFO1" style:family="paragraph">
      <style:text-properties fo:language="en" fo:country="US"/>
    </style:style>
    <style:style style:name="P4" style:parent-style-name="Listenabsatz" style:list-style-name="LFO1" style:family="paragraph"/>
    <style:style style:name="T5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ToDos before the Workshop:</text:p>
      <text:list text:style-name="LFO1" text:continue-numbering="true">
        <text:list-item>
          <text:p text:style-name="P2">Register an account at NVIDIA and generate your API_KEY according to<text:s/>NvidiaAccount_Manual.odt</text:p>
        </text:list-item>
        <text:list-item>
          <text:p text:style-name="P3">Install the newest Python 3.x version</text:p>
        </text:list-item>
        <text:list-item>
          <text:p text:style-name="P4"><text:span text:style-name="T5">Install an IDE for Python. Recommenden: Thonny, Spyder/Anacond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DengXian Light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DengXian Light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DengXian Light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DengXian Light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DengXian Light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DengXian Light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DengXian Light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kus Soldner</meta:initial-creator>
    <dc:creator>Markus Soldner</dc:creator>
    <meta:creation-date>2025-04-17T09:37:00Z</meta:creation-date>
    <dc:date>2025-04-17T09:45:00Z</dc:date>
    <meta:template xlink:href="Normal" xlink:type="simple"/>
    <meta:editing-cycles>1</meta:editing-cycles>
    <meta:editing-duration>PT0S</meta:editing-duration>
    <meta:document-statistic meta:page-count="1" meta:paragraph-count="1" meta:word-count="30" meta:character-count="222" meta:row-count="1" meta:non-whitespace-character-count="193"/>
  </office:meta>
</office:document-meta>
</file>